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0d6bc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– <text:span text:style-name="T1">Dia 1</text:span></text:p>
      <text:p text:style-name="Standard"/>
      <text:p text:style-name="P2">Python foi criado por Guido van Rossum e lançado em 1991. É uma linguagem de programação de alto nível, interpretada e de propósito geral. Suas principais características incluem:</text:p>
      <text:p text:style-name="P2"/>
      <text:p text:style-name="P2"><text:span text:style-name="T2">- Sintaxe simples e legível → </text:span>Facilita o desenvolvimento rápido.</text:p>
      <text:p text:style-name="P2"><text:span text:style-name="T2">- Multiparadigma →</text:span> Suporta programação orientada a objetos, funcional e procedural.</text:p>
      <text:p text:style-name="P2"><text:span text:style-name="T2">- Bibliotecas extensas →</text:span> Possui uma vasta coleção de bibliotecas para diversas aplicações.</text:p>
      <text:p text:style-name="P2"><text:span text:style-name="T2">- Portabilidade →</text:span> Código pode ser executado em diferentes sistemas operacionais</text:p>
      <text:p text:style-name="P2"><text:span text:style-name="T2">- Facilidade de integração →</text:span> Se conecta bem com C, C++, Java e bancos de dados.</text:p>
      <text:p text:style-name="P2"/>
      <text:p text:style-name="P2">Python é amplamente usado em desenvolvimento web, automação, ciência de dados, IA, DevOps e análise de <text:s/>d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1c1c1c" style:writing-mode="lr-tb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8:58:11.072151057</meta:creation-date>
    <dc:date>2025-03-07T09:18:11.255105562</dc:date>
    <meta:editing-duration>PT20M</meta:editing-duration>
    <meta:editing-cycles>1</meta:editing-cycles>
    <meta:document-statistic meta:table-count="0" meta:image-count="0" meta:object-count="0" meta:page-count="1" meta:paragraph-count="8" meta:word-count="109" meta:character-count="698" meta:non-whitespace-character-count="595"/>
    <meta:generator>LibreOffice/7.4.7.2$Linux_X86_64 LibreOffice_project/40$Build-2</meta:generator>
  </office:meta>
</office:document-meta>
</file>